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95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4.313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1.402cm"/>
    </style:style>
    <style:style style:name="Table1.F" style:family="table-column">
      <style:table-column-properties style:column-width="1.614cm"/>
    </style:style>
    <style:style style:name="Table1.H" style:family="table-column">
      <style:table-column-properties style:column-width="1.085cm"/>
    </style:style>
    <style:style style:name="Table1.I" style:family="table-column">
      <style:table-column-properties style:column-width="1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5fa504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6180a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33cca" officeooo:paragraph-rsid="0052f138"/>
    </style:style>
    <style:style style:name="P4" style:family="paragraph" style:parent-style-name="Preformatted_20_Text">
      <style:paragraph-properties fo:text-align="center" style:justify-single-word="false"/>
      <style:text-properties fo:font-size="16pt" fo:font-weight="bold" officeooo:rsid="00033cca" officeooo:paragraph-rsid="0052f138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officeooo:rsid="0002d22a" officeooo:paragraph-rsid="00512087"/>
    </style:style>
    <style:style style:name="P6" style:family="paragraph" style:parent-style-name="Preformatted_20_Text">
      <style:text-properties officeooo:rsid="00033cca" officeooo:paragraph-rsid="00033cca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ec39d" officeooo:paragraph-rsid="004ec39d" style:font-name-asian="Nimbus Mono L" style:font-size-asian="10pt" style:font-weight-asian="bold" style:font-name-complex="Liberation Mono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ec39d" officeooo:paragraph-rsid="00564712" style:font-name-asian="Nimbus Mono L" style:font-size-asian="10pt" style:font-weight-asian="bold" style:font-name-complex="Liberation Mono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ec39d" officeooo:paragraph-rsid="0056c7c2" style:font-name-asian="Nimbus Mono L" style:font-size-asian="10pt" style:font-weight-asian="bold" style:font-name-complex="Liberation Mono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465f1" officeooo:paragraph-rsid="005465f1" style:font-name-asian="Nimbus Mono L" style:font-size-asian="10pt" style:font-weight-asian="bold" style:font-name-complex="Liberation Mono" style:font-size-complex="10pt" style:font-weight-complex="bold"/>
    </style:style>
    <style:style style:name="P11" style:family="paragraph" style:parent-style-name="Table_20_Contents">
      <style:text-properties style:font-name="Liberation Mono" fo:font-size="8pt" style:font-name-asian="Nimbus Mono L" style:font-size-asian="8pt" style:font-name-complex="Liberation Mono" style:font-size-complex="8pt"/>
    </style:style>
    <style:style style:name="P12" style:family="paragraph" style:parent-style-name="Table_20_Contents">
      <style:text-properties style:font-name="Liberation Mono" fo:font-size="8pt" officeooo:rsid="004ec39d" officeooo:paragraph-rsid="004ec39d" style:font-name-asian="Nimbus Mono L" style:font-size-asian="8pt" style:font-name-complex="Liberation Mono" style:font-size-complex="8pt"/>
    </style:style>
    <style:style style:name="P13" style:family="paragraph" style:parent-style-name="Table_20_Contents">
      <style:text-properties style:font-name="Liberation Mono" fo:font-size="8pt" officeooo:paragraph-rsid="00564712" style:font-name-asian="Nimbus Mono L" style:font-size-asian="8pt" style:font-name-complex="Liberation Mono" style:font-size-complex="8pt"/>
    </style:style>
    <style:style style:name="P14" style:family="paragraph" style:parent-style-name="Table_20_Contents">
      <style:text-properties style:font-name="Liberation Mono" fo:font-size="8pt" officeooo:paragraph-rsid="0056c7c2" style:font-name-asian="Nimbus Mono L" style:font-size-asian="8pt" style:font-name-complex="Liberation Mono" style:font-size-complex="8pt"/>
    </style:style>
    <style:style style:name="P15" style:family="paragraph" style:parent-style-name="Preformatted_20_Text">
      <style:text-properties officeooo:rsid="00033cca" officeooo:paragraph-rsid="0063fd57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officeooo:rsid="004ec39d" style:font-size-asian="15pt" style:font-weight-asian="bold" style:font-size-complex="15pt" style:font-weight-complex="bold"/>
    </style:style>
    <style:style style:name="T4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5" style:family="text">
      <style:text-properties officeooo:rsid="0056c7c2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e68346" style:font-size-asian="9pt" style:font-style-asian="normal" style:font-weight-asian="bold" style:font-size-complex="9pt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87edb" style:font-size-asian="12pt" style:font-style-asian="normal" style:font-weight-asian="bold" style:font-size-complex="12pt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e68346" style:font-size-asian="12pt" style:font-style-asian="normal" style:font-weight-asian="bold" style:font-size-complex="12pt" style:font-weight-complex="bold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 text:c="72"/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 <text:s/></text:p>
      <text:p text:style-name="P15"><text:s text:c="20"/><text:span text:style-name="Source_20_Text"><text:span text:style-name="T6"><text:text-input text:description="&lt;if test=&quot;o.categ_id&quot;&gt;">If categ</text:text-input></text:span></text:span><text:span text:style-name="Source_20_Text"><text:span text:style-name="T6"> <text:s/></text:span></text:span><text:span text:style-name="Source_20_Text"><text:span text:style-name="T7">Product Category:</text:span></text:span><text:span text:style-name="Source_20_Text"><text:span text:style-name="T8"><text:text-input text:description="&lt;o.categ_id.name&gt;">Name</text:text-input></text:span></text:span><text:span text:style-name="Source_20_Text"><text:span text:style-name="T6"> </text:span></text:span><text:span text:style-name="Source_20_Text"><text:span text:style-name="T6"><text:text-input text:description="&lt;/if&gt;">End If</text:text-input>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row>
          <table:table-cell table:style-name="Table1.A1" office:value-type="string">
            <text:p text:style-name="P7"><text:span text:style-name="T5">Sr No.</text:span> </text:p>
          </table:table-cell>
          <table:table-cell table:style-name="Table1.A1" office:value-type="string">
            <text:p text:style-name="P9">Product</text:p>
          </table:table-cell>
          <table:table-cell table:style-name="Table1.A1" office:value-type="string">
            <text:p text:style-name="P7">Warehouse</text:p>
          </table:table-cell>
          <table:table-cell table:style-name="Table1.A1" office:value-type="string">
            <text:p text:style-name="P7">Location</text:p>
          </table:table-cell>
          <table:table-cell table:style-name="Table1.A1" office:value-type="string">
            <text:p text:style-name="P7">Min Qty</text:p>
          </table:table-cell>
          <table:table-cell table:style-name="Table1.A1" office:value-type="string">
            <text:p text:style-name="P7">Max Qty</text:p>
          </table:table-cell>
          <table:table-cell table:style-name="Table1.A1" office:value-type="string">
            <text:p text:style-name="P10">Mul Qty</text:p>
          </table:table-cell>
          <table:table-cell table:style-name="Table1.A1" office:value-type="string">
            <text:p text:style-name="P7">UOM</text:p>
          </table:table-cell>
          <table:table-cell table:style-name="Table1.I1" office:value-type="string">
            <text:p text:style-name="P8">Record Name</text:p>
          </table:table-cell>
        </table:table-row>
        <table:table-row>
          <table:table-cell table:style-name="Table1.A2" table:number-columns-spanned="9" office:value-type="string">
            <text:p text:style-name="P11"><text:text-input text:description="&lt;for each=&quot;line in get_move_lines(o)&quot;&gt;">For Start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><text:text-input text:description="&lt;line['sr_no']&gt;">Sr No</text:text-input></text:p>
          </table:table-cell>
          <table:table-cell table:style-name="Table1.A3" office:value-type="string">
            <text:p text:style-name="P14"><text:text-input text:description="&lt;line['product']&gt;">Product</text:text-input></text:p>
          </table:table-cell>
          <table:table-cell table:style-name="Table1.A3" office:value-type="string">
            <text:p text:style-name="P11"><text:text-input text:description="&lt;line['warehouse']&gt;">Warehouse</text:text-input></text:p>
          </table:table-cell>
          <table:table-cell table:style-name="Table1.A3" office:value-type="string">
            <text:p text:style-name="P11"><text:text-input text:description="&lt;line['location']&gt;">Location</text:text-input></text:p>
          </table:table-cell>
          <table:table-cell table:style-name="Table1.A3" office:value-type="string">
            <text:p text:style-name="P12"><text:text-input text:description="&lt;line['min_qty']&gt;">Min QTY</text:text-input></text:p>
          </table:table-cell>
          <table:table-cell table:style-name="Table1.A3" office:value-type="string">
            <text:p text:style-name="P11"><text:text-input text:description="&lt;line['max_qty']&gt;">Max Qty</text:text-input></text:p>
          </table:table-cell>
          <table:table-cell table:style-name="Table1.A3" office:value-type="string">
            <text:p text:style-name="P11"><text:text-input text:description="&lt;line['mul_qty']&gt;">Mul qty</text:text-input></text:p>
          </table:table-cell>
          <table:table-cell table:style-name="Table1.A3" office:value-type="string">
            <text:p text:style-name="P11"><text:text-input text:description="&lt;line['product_uom']&gt;">Product uom</text:text-input></text:p>
          </table:table-cell>
          <table:table-cell table:style-name="Table1.A2" office:value-type="string">
            <text:p text:style-name="P13"><text:text-input text:description="&lt;line['record_no']&gt;">Record No</text:text-input></text:p>
          </table:table-cell>
        </table:table-row>
        <table:table-row>
          <table:table-cell table:style-name="Table1.A2" table:number-columns-spanned="9" office:value-type="string">
            <text:p text:style-name="P11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s text:c="54"/><text:span text:style-name="T4">Printed on </text:span><text:span text:style-name="T4"><text:date style:data-style-name="N79" text:date-value="2017-02-28T17:54:14.134395858">Tuesday 28 February 2017</text:date></text:span><text:span text:style-name="T4"> at </text:span><text:span text:style-name="T4"><text:time style:data-style-name="N42" text:time-value="2017-02-28T17:54:14.134666803">05:54 P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5fa504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6180a5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officeooo:rsid="00033cca" officeooo:paragraph-rsid="0052f138"/>
    </style:style>
    <style:style style:name="MP4" style:family="paragraph" style:parent-style-name="Preformatted_20_Text">
      <style:paragraph-properties fo:text-align="center" style:justify-single-word="false"/>
      <style:text-properties fo:font-size="16pt" fo:font-weight="bold" officeooo:rsid="00033cca" officeooo:paragraph-rsid="0052f138" style:font-size-asian="16pt" style:font-weight-asian="bold" style:font-size-complex="16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5pt" fo:font-weight="bold" officeooo:rsid="004ec39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/><text:span text:style-name="MT2"><text:s/></text:span><text:span text:style-name="MT3">Product Reorder Report <text:s/>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7:54:14.068664952</dc:date>
    <meta:editing-duration>PT19H23M51S</meta:editing-duration>
    <meta:editing-cycles>47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94" meta:character-count="494" meta:non-whitespace-character-count="303"/>
  </office:meta>
</office:document-meta>
</file>